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9 2412">
            <text:p>test_Parser(primitives): 2,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9">
            <text:p>2,9 sec</text:p>
          </table:table-cell>
          <table:table-cell table:style-name="ce162" table:formula="of:=TESTSTAT(&quot;count&quot;; [.B46])" office:value-type="float" office:value="2412">
            <text:p>2412</text:p>
          </table:table-cell>
          <table:table-cell table:style-name="ce164" table:formula="of:=[.E46]/[.D46]" office:value-type="float" office:value="831.724137931035">
            <text:p>831,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5 1546">
            <text:p>test_Parser(multiplicity): 2,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5">
            <text:p>2,5 sec</text:p>
          </table:table-cell>
          <table:table-cell table:style-name="ce162" table:formula="of:=TESTSTAT(&quot;count&quot;; [.B47])" office:value-type="float" office:value="1546">
            <text:p>1546</text:p>
          </table:table-cell>
          <table:table-cell table:style-name="ce164" table:formula="of:=[.E47]/[.D47]" office:value-type="float" office:value="618.4">
            <text:p>618,4 a/sec</text:p>
          </table:table-cell>
          <table:table-cell table:number-columns-repeated="4"/>
        </table:table-row>
        <table:table-row table:style-name="ro6">
          <table:table-cell/>
          <table:table-cell table:formula="of:=TEST_PARSER(&quot;basic&quot;)" office:value-type="string" office:string-value="test_Parser(basic): 9,9 9107">
            <text:p>test_Parser(basic): 9,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9.9">
            <text:p>9,9 sec</text:p>
          </table:table-cell>
          <table:table-cell table:style-name="ce162" table:formula="of:=TESTSTAT(&quot;count&quot;; [.B48])" office:value-type="float" office:value="9107">
            <text:p>9107</text:p>
          </table:table-cell>
          <table:table-cell table:style-name="ce164" table:formula="of:=[.E48]/[.D48]" office:value-type="float" office:value="919.89898989899">
            <text:p>919,9 a/sec</text:p>
          </table:table-cell>
          <table:table-cell table:number-columns-repeated="4"/>
        </table:table-row>
        <table:table-row table:style-name="ro6">
          <table:table-cell/>
          <table:table-cell table:formula="of:=TEST_PARSER(&quot;special&quot;)" office:value-type="string" office:string-value="test_Parser(special): 1,3 479">
            <text:p>test_Parser(special): 1,3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3">
            <text:p>1,3 sec</text:p>
          </table:table-cell>
          <table:table-cell table:style-name="ce162" table:formula="of:=TESTSTAT(&quot;count&quot;; [.B49])" office:value-type="float" office:value="479">
            <text:p>479</text:p>
          </table:table-cell>
          <table:table-cell table:style-name="ce164" table:formula="of:=[.E49]/[.D49]" office:value-type="float" office:value="368.461538461538">
            <text:p>368,5 a/sec</text:p>
          </table:table-cell>
          <table:table-cell table:number-columns-repeated="4"/>
        </table:table-row>
        <table:table-row table:style-name="ro6">
          <table:table-cell/>
          <table:table-cell table:formula="of:=TEST_PARSER(&quot;numbers&quot;)" office:value-type="string" office:string-value="test_Parser(numbers): 4,7 3046">
            <text:p>test_Parser(numbers): 4,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4.7">
            <text:p>4,7 sec</text:p>
          </table:table-cell>
          <table:table-cell table:style-name="ce162" table:formula="of:=TESTSTAT(&quot;count&quot;; [.B50])" office:value-type="float" office:value="3046">
            <text:p>3046</text:p>
          </table:table-cell>
          <table:table-cell table:style-name="ce164" table:formula="of:=[.E50]/[.D50]" office:value-type="float" office:value="648.085106382979">
            <text:p>648,1 a/sec</text:p>
          </table:table-cell>
          <table:table-cell table:number-columns-repeated="4"/>
        </table:table-row>
        <table:table-row table:style-name="ro6">
          <table:table-cell/>
          <table:table-cell table:formula="of:=TEST_PARSER(&quot;types&quot;)" office:value-type="string" office:string-value="test_Parser(types): 10 11149">
            <text:p>test_Parser(types): 10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10">
            <text:p>10,0 sec</text:p>
          </table:table-cell>
          <table:table-cell table:style-name="ce162" table:formula="of:=TESTSTAT(&quot;count&quot;; [.B51])" office:value-type="float" office:value="11149">
            <text:p>11149</text:p>
          </table:table-cell>
          <table:table-cell table:style-name="ce164" table:formula="of:=[.E51]/[.D51]" office:value-type="float" office:value="1114.9">
            <text:p>1114,9 a/sec</text:p>
          </table:table-cell>
          <table:table-cell table:number-columns-repeated="4"/>
        </table:table-row>
        <table:table-row table:style-name="ro6">
          <table:table-cell table:number-columns-repeated="3"/>
          <table:table-cell table:style-name="ce161" table:formula="of:=SUM([.D46:.D51])" office:value-type="float" office:value="31.3">
            <text:p>31,3 sec</text:p>
          </table:table-cell>
          <table:table-cell table:style-name="ce163" table:formula="of:=SUM([.E46:.E51])" office:value-type="float" office:value="27739">
            <text:p>27739</text:p>
          </table:table-cell>
          <table:table-cell table:style-name="ce165" table:formula="of:=[.E52]/[.D52]" office:value-type="float" office:value="886.230031948882">
            <text:p>886,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9,5 27734">
            <text:p>test_Parser(all): 2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9.5">
            <text:p>29,5 sec</text:p>
          </table:table-cell>
          <table:table-cell table:style-name="ce162" table:formula="of:=TESTSTAT(&quot;count&quot;; [.B54])" office:value-type="float" office:value="27734">
            <text:p>27734</text:p>
          </table:table-cell>
          <table:table-cell table:style-name="ce164" table:formula="of:=[.E54]/[.D54]" office:value-type="float" office:value="940.135593220339">
            <text:p>940,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8">28.05.2017</text:date>, <text:time>19:52:1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8T19:52:12.48</dc:date>
    <meta:editing-duration>P163DT18H43M51S</meta:editing-duration>
    <meta:editing-cycles>725</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Type DataCtor
	tag		 As String
	str		 As String	' debugger shows that in inspector
	_name	 As String	' see TypeCtor._name
	typeCtor As TypeCtor
	argTypes As Array
	arity    As Integer
End Type



Const DataCtor_name     = 0
Const DataCtor_argTypes = 1
Const DataCtor_typeCtor = 2

Const DataTypeCtor_name  	 = 0
Const DataTypeCtor_arity 	 = 1
Const DataTypeCtor_dataCtors = 2

		
Type DataValue
	str		 As String	' debugger shows that in inspector
	id		 As Long
	ctor	 As DataCtor
	fields   As Array
End Type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isTypeOf(t As Object, v As DataValue)
	Dim out
	out = False
	If Not(isDataValue(t)) Then
		croak("isTypeOf/NYI: test against non-dataType type " &amp; toString(t))
	End If
	If isDataTypeCtor(t) Then
		Dim r As Integer
		r = field(DataTypeCtor_arity, t)
		If (r &lt;&gt; 0) Then
			croak("isTypeOf/NYI: test against not-completely-applied TypeCtor " &amp; toString(t))
		End If
		Dim c  As DataValue : c  = ctorOf(v)
		Dim tc As DataValue : tc = field(DataCtor_typeCtor, c)
		
		out = field(DataTypeCtor_name, tc) = field(DataTypeCtor_name, t)
	Else
		croak("isTypeOf/NYI: test against type " &amp; toString(t))
	End If
	isTypeOf = ou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bootStrap()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
	Dim cNil
	' let's make something that is (almost) a DataCtor
	cNil = _newDataValue(Nothing, Array( _
		"Nil", _
		emptyArray, _
		Nothing _
	)
	assertEqual(isDataValue(cNil), True).x
	
	' There's a member .id on each DataValue which is unique to
	' the particular instance. This yields a notion of sameness:
	assertEqual(DataValue_same(cNil, cNil), True).x
	' Even if we provide the very same values, we'll get a
	' different instance:
	Dim x
	x = _newDataValue(Nothing, Array( _
		"Nil", _
		emptyArray, _
		Nothing _
	)
	assertEqual(DataValue_same(x, cNil), False).x
	' "Sameness" is of course symmetric, ie x same y iff y same x:
	assertEqual(DataValue_same(cNil, x), False).x
	' ...and it is of course reflexive, ie forall x: x same x
	assertEqual(DataValue_same(x, x), True).x
	
	' The function DataValue_genericToString provides a way to
	' see what's inside a DataValue:
	Dim cNilStr As String
	cNilStr = DataValue_genericToString(cNil)
	assertEqual( _
		cNilStr, _
		"{ id: " &amp; cNil.id &amp; ","	&amp; NL &amp; _
		"  ctor: Nothing,"			&amp; NL &amp; _
		"  fields: Array("			&amp; NL &amp; _
		"    'Nil',"				&amp; NL &amp; _ 
		"    Array(),"				&amp; NL &amp; _ 
		"    Nothing"				&amp; NL &amp; _
		"  )"						&amp; NL &amp; _
		"}"							       _
	).x

	' with that we can make a Nil value:
	Dim vNil
	vNil = _newDataValue(cNil, emptyArray)
	assertEqual(isDataValue(vNil), True).x
	' It has a constructor that ctorOf accepts, and that is cFoo:
	assertEqual(DataValue_same(ctorOf(vNil), cNil), True).x
	
	Dim vNilStr As String
	vNilStr = DataValue_genericToString(vNil)
	assertEqual( _
		vNilStr, _
	    "{ id: " &amp; vNil.id	&amp; ","			&amp; NL &amp; _
		"  ctor: { id: " &amp; cNil.id &amp; ","	&amp; NL &amp; _
		"    ctor: Nothing,"				&amp; NL &amp; _
		"    fields: Array("				&amp; NL &amp; _
		"      'Nil',"						&amp; NL &amp; _ 
		"      Array(),"					&amp; NL &amp; _ 
		"      Nothing"						&amp; NL &amp; _
		"    )"								&amp; NL &amp; _
		"  },"								&amp; NL &amp; _
		"  fields: Array()"					&amp; NL &amp; _
		"}"									       _
	).x
	
	
	' access ctor fields:
	' TODO: why not .fields ?
	Dim c
	c = ctorOf(vNil)
	assertEqual(           field(DataCtor_name,     c),      "Nil").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Foo's .ctor:
	cNil.ctor = cDataCtor
	' Now cFoo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Array(),"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cCons, Array(cDataTypeCtor , vNil))
	assertEqual(DataValue_toString(tcDataTypeCtor), _
		"(TDataTypeCtor.DataTypeCtor 'TDataTypeCtor' 0 [DataTypeCtor])").x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